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7 8565@1.8 GHz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#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15.208" calcext:value-type="float">
            <text:p>115.208</text:p>
          </table:table-cell>
          <table:table-cell office:value-type="float" office:value="181.119" calcext:value-type="float">
            <text:p>181.119</text:p>
          </table:table-cell>
          <table:table-cell office:value-type="float" office:value="311.694" calcext:value-type="float">
            <text:p>311.694</text:p>
          </table:table-cell>
          <table:table-cell office:value-type="float" office:value="542.392" calcext:value-type="float">
            <text:p>542.392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79.13" calcext:value-type="float">
            <text:p>79.13</text:p>
          </table:table-cell>
          <table:table-cell office:value-type="float" office:value="107.019" calcext:value-type="float">
            <text:p>107.019</text:p>
          </table:table-cell>
          <table:table-cell office:value-type="float" office:value="152.004" calcext:value-type="float">
            <text:p>152.004</text:p>
          </table:table-cell>
          <table:table-cell office:value-type="float" office:value="253.161" calcext:value-type="float">
            <text:p>253.16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87.23" calcext:value-type="float">
            <text:p>87.23</text:p>
          </table:table-cell>
          <table:table-cell office:value-type="float" office:value="171.527" calcext:value-type="float">
            <text:p>171.527</text:p>
          </table:table-cell>
          <table:table-cell office:value-type="float" office:value="275.405" calcext:value-type="float">
            <text:p>275.405</text:p>
          </table:table-cell>
          <table:table-cell office:value-type="float" office:value="504.412" calcext:value-type="float">
            <text:p>504.412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3.747" calcext:value-type="float">
            <text:p>33.747</text:p>
          </table:table-cell>
          <table:table-cell office:value-type="float" office:value="60.418" calcext:value-type="float">
            <text:p>60.418</text:p>
          </table:table-cell>
          <table:table-cell office:value-type="float" office:value="113.104" calcext:value-type="float">
            <text:p>113.104</text:p>
          </table:table-cell>
          <table:table-cell office:value-type="float" office:value="213.435" calcext:value-type="float">
            <text:p>213.43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85.534" calcext:value-type="float">
            <text:p>85.534</text:p>
          </table:table-cell>
          <table:table-cell office:value-type="float" office:value="142.93" calcext:value-type="float">
            <text:p>142.93</text:p>
          </table:table-cell>
          <table:table-cell office:value-type="float" office:value="273.724" calcext:value-type="float">
            <text:p>273.724</text:p>
          </table:table-cell>
          <table:table-cell office:value-type="float" office:value="507.083" calcext:value-type="float">
            <text:p>507.083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2.202" calcext:value-type="float">
            <text:p>32.202</text:p>
          </table:table-cell>
          <table:table-cell office:value-type="float" office:value="58.945" calcext:value-type="float">
            <text:p>58.945</text:p>
          </table:table-cell>
          <table:table-cell office:value-type="float" office:value="111.254" calcext:value-type="float">
            <text:p>111.254</text:p>
          </table:table-cell>
          <table:table-cell office:value-type="float" office:value="215.326" calcext:value-type="float">
            <text:p>215.32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86.452" calcext:value-type="float">
            <text:p>86.452</text:p>
          </table:table-cell>
          <table:table-cell office:value-type="float" office:value="142.19" calcext:value-type="float">
            <text:p>142.19</text:p>
          </table:table-cell>
          <table:table-cell office:value-type="float" office:value="280.275" calcext:value-type="float">
            <text:p>280.275</text:p>
          </table:table-cell>
          <table:table-cell office:value-type="float" office:value="504.106" calcext:value-type="float">
            <text:p>504.106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3.449" calcext:value-type="float">
            <text:p>33.449</text:p>
          </table:table-cell>
          <table:table-cell office:value-type="float" office:value="59.748" calcext:value-type="float">
            <text:p>59.748</text:p>
          </table:table-cell>
          <table:table-cell office:value-type="float" office:value="111.669" calcext:value-type="float">
            <text:p>111.669</text:p>
          </table:table-cell>
          <table:table-cell office:value-type="float" office:value="210.505" calcext:value-type="float">
            <text:p>210.50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86.082" calcext:value-type="float">
            <text:p>86.082</text:p>
          </table:table-cell>
          <table:table-cell office:value-type="float" office:value="143.516" calcext:value-type="float">
            <text:p>143.516</text:p>
          </table:table-cell>
          <table:table-cell office:value-type="float" office:value="286.468" calcext:value-type="float">
            <text:p>286.468</text:p>
          </table:table-cell>
          <table:table-cell office:value-type="float" office:value="511.799" calcext:value-type="float">
            <text:p>511.799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2.625" calcext:value-type="float">
            <text:p>32.625</text:p>
          </table:table-cell>
          <table:table-cell office:value-type="float" office:value="58.761" calcext:value-type="float">
            <text:p>58.761</text:p>
          </table:table-cell>
          <table:table-cell office:value-type="float" office:value="120.115" calcext:value-type="float">
            <text:p>120.115</text:p>
          </table:table-cell>
          <table:table-cell office:value-type="float" office:value="213.225" calcext:value-type="float">
            <text:p>213.22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86.545" calcext:value-type="float">
            <text:p>86.545</text:p>
          </table:table-cell>
          <table:table-cell office:value-type="float" office:value="142.154" calcext:value-type="float">
            <text:p>142.154</text:p>
          </table:table-cell>
          <table:table-cell office:value-type="float" office:value="307.177" calcext:value-type="float">
            <text:p>307.177</text:p>
          </table:table-cell>
          <table:table-cell office:value-type="float" office:value="542.02" calcext:value-type="float">
            <text:p>542.02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3.957" calcext:value-type="float">
            <text:p>33.957</text:p>
          </table:table-cell>
          <table:table-cell office:value-type="float" office:value="57.995" calcext:value-type="float">
            <text:p>57.995</text:p>
          </table:table-cell>
          <table:table-cell office:value-type="float" office:value="118.793" calcext:value-type="float">
            <text:p>118.793</text:p>
          </table:table-cell>
          <table:table-cell office:value-type="float" office:value="224.197" calcext:value-type="float">
            <text:p>224.19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85.245" calcext:value-type="float">
            <text:p>85.245</text:p>
          </table:table-cell>
          <table:table-cell office:value-type="float" office:value="142.773" calcext:value-type="float">
            <text:p>142.773</text:p>
          </table:table-cell>
          <table:table-cell office:value-type="float" office:value="276.467" calcext:value-type="float">
            <text:p>276.467</text:p>
          </table:table-cell>
          <table:table-cell office:value-type="float" office:value="530.794" calcext:value-type="float">
            <text:p>530.794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3.879" calcext:value-type="float">
            <text:p>33.879</text:p>
          </table:table-cell>
          <table:table-cell office:value-type="float" office:value="59.04" calcext:value-type="float">
            <text:p>59.04</text:p>
          </table:table-cell>
          <table:table-cell office:value-type="float" office:value="114.998" calcext:value-type="float">
            <text:p>114.998</text:p>
          </table:table-cell>
          <table:table-cell office:value-type="float" office:value="220.932" calcext:value-type="float">
            <text:p>220.93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84.895" calcext:value-type="float">
            <text:p>84.895</text:p>
          </table:table-cell>
          <table:table-cell office:value-type="float" office:value="144.235" calcext:value-type="float">
            <text:p>144.235</text:p>
          </table:table-cell>
          <table:table-cell office:value-type="float" office:value="276.379" calcext:value-type="float">
            <text:p>276.379</text:p>
          </table:table-cell>
          <table:table-cell office:value-type="float" office:value="511.825" calcext:value-type="float">
            <text:p>511.825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3.386" calcext:value-type="float">
            <text:p>33.386</text:p>
          </table:table-cell>
          <table:table-cell office:value-type="float" office:value="57.514" calcext:value-type="float">
            <text:p>57.514</text:p>
          </table:table-cell>
          <table:table-cell office:value-type="float" office:value="115.069" calcext:value-type="float">
            <text:p>115.069</text:p>
          </table:table-cell>
          <table:table-cell office:value-type="float" office:value="225.504" calcext:value-type="float">
            <text:p>225.50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87.375" calcext:value-type="float">
            <text:p>87.375</text:p>
          </table:table-cell>
          <table:table-cell office:value-type="float" office:value="142.427" calcext:value-type="float">
            <text:p>142.427</text:p>
          </table:table-cell>
          <table:table-cell office:value-type="float" office:value="273.908" calcext:value-type="float">
            <text:p>273.908</text:p>
          </table:table-cell>
          <table:table-cell office:value-type="float" office:value="592.121" calcext:value-type="float">
            <text:p>592.121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3.518" calcext:value-type="float">
            <text:p>33.518</text:p>
          </table:table-cell>
          <table:table-cell office:value-type="float" office:value="58.813" calcext:value-type="float">
            <text:p>58.813</text:p>
          </table:table-cell>
          <table:table-cell office:value-type="float" office:value="112.945" calcext:value-type="float">
            <text:p>112.945</text:p>
          </table:table-cell>
          <table:table-cell office:value-type="float" office:value="220.04" calcext:value-type="float">
            <text:p>220.0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86.992" calcext:value-type="float">
            <text:p>86.992</text:p>
          </table:table-cell>
          <table:table-cell office:value-type="float" office:value="142.526" calcext:value-type="float">
            <text:p>142.526</text:p>
          </table:table-cell>
          <table:table-cell office:value-type="float" office:value="283.816" calcext:value-type="float">
            <text:p>283.816</text:p>
          </table:table-cell>
          <table:table-cell office:value-type="float" office:value="742.421" calcext:value-type="float">
            <text:p>742.421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4.055" calcext:value-type="float">
            <text:p>34.055</text:p>
          </table:table-cell>
          <table:table-cell office:value-type="float" office:value="59.079" calcext:value-type="float">
            <text:p>59.079</text:p>
          </table:table-cell>
          <table:table-cell office:value-type="float" office:value="111.754" calcext:value-type="float">
            <text:p>111.754</text:p>
          </table:table-cell>
          <table:table-cell office:value-type="float" office:value="286.598" calcext:value-type="float">
            <text:p>286.59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AVERAGE</text:p>
          </table:table-cell>
          <table:table-cell office:value-type="string" calcext:value-type="string">
            <text:p>I/O</text:p>
          </table:table-cell>
          <table:table-cell table:formula="of:=SUM([.C11];[.C13];[.C15];[.C17];[.C19];[.C21];[.C23];[.C25];[.C27];[.C29]) / 10" office:value-type="float" office:value="89.1558" calcext:value-type="float">
            <text:p>89.1558</text:p>
          </table:table-cell>
          <table:table-cell table:formula="of:=SUM([.D11];[.D13];[.D15];[.D17];[.D19];[.D21];[.D23];[.D25];[.D27];[.D29]) / 10" office:value-type="float" office:value="149.5397" calcext:value-type="float">
            <text:p>149.5397</text:p>
          </table:table-cell>
          <table:table-cell table:formula="of:=SUM([.E11];[.E13];[.E15];[.E17];[.E19];[.E21];[.E23];[.E25];[.E27];[.E29]) / 10" office:value-type="float" office:value="284.5313" calcext:value-type="float">
            <text:p>284.5313</text:p>
          </table:table-cell>
          <table:table-cell table:formula="of:=SUM([.F11];[.F13];[.F15];[.F17];[.F19];[.F21];[.F23];[.F25];[.F27];[.F29]) / 10" office:value-type="float" office:value="548.8973" calcext:value-type="float">
            <text:p>548.8973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table:formula="of:=SUM([.C12];[.C14];[.C16];[.C18];[.C20];[.C22];[.C24];[.C26];[.C28];[.C30]) / 10" office:value-type="float" office:value="37.9948" calcext:value-type="float">
            <text:p>37.9948</text:p>
          </table:table-cell>
          <table:table-cell table:formula="of:=SUM([.D12];[.D14];[.D16];[.D18];[.D20];[.D22];[.D24];[.D26];[.D28];[.D30]) / 10" office:value-type="float" office:value="63.7332" calcext:value-type="float">
            <text:p>63.7332</text:p>
          </table:table-cell>
          <table:table-cell table:formula="of:=SUM([.E12];[.E14];[.E16];[.E18];[.E20];[.E22];[.E24];[.E26];[.E28];[.E30]) / 10" office:value-type="float" office:value="118.1705" calcext:value-type="float">
            <text:p>118.1705</text:p>
          </table:table-cell>
          <table:table-cell table:formula="of:=SUM([.F12];[.F14];[.F16];[.F18];[.F20];[.F22];[.F24];[.F26];[.F28];[.F30]) / 10" office:value-type="float" office:value="228.2923" calcext:value-type="float">
            <text:p>228.2923</text:p>
          </table:table-cell>
          <table:table-cell table:number-columns-repeated="2"/>
        </table:table-row>
      </table:table>
      <table:table table:name="i7 7700@3.6 GHz" table:style-name="ta1">
        <table:table-column table:style-name="co3" table:default-cell-style-name="ce1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PD Project Measurement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easuring the “real” time spent executing the program from start to finish, in second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ardw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U:</text:p>
          </table:table-cell>
          <table:table-cell office:value-type="string" calcext:value-type="string">
            <text:p>Intel Core i7 – 7700 @3.6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:</text:p>
          </table:table-cell>
          <table:table-cell office:value-type="string" calcext:value-type="string">
            <text:p>63 G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d Disk:</text:p>
          </table:table-cell>
          <table:table-cell office:value-type="string" calcext:value-type="string">
            <text:p>2 TBS Magnetic Hard dr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U: </text:p>
          </table:table-cell>
          <table:table-cell office:value-type="string" calcext:value-type="string">
            <text:p>Geforce GTX 1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AM:</text:p>
          </table:table-cell>
          <table:table-cell office:value-type="string" calcext:value-type="string">
            <text:p>8 G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office:value-type="string" calcext:value-type="string">
            <text:p>Image’s 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2:33:07.309147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26:33.014562968</meta:creation-date>
    <dc:date>2019-06-20T12:34:22.285352044</dc:date>
    <meta:editing-duration>PT7M39S</meta:editing-duration>
    <meta:editing-cycles>3</meta:editing-cycles>
    <meta:generator>LibreOffice/6.0.7.3$Linux_X86_64 LibreOffice_project/00m0$Build-3</meta:generator>
    <meta:document-statistic meta:table-count="2" meta:cell-count="166" meta:object-count="0"/>
  </office:meta>
</office:document-meta>
</file>